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8b2540"/>
    </style:style>
    <style:style style:name="T20" style:family="text">
      <style:text-properties officeooo:rsid="009084fa"/>
    </style:style>
    <style:style style:name="T21" style:family="text">
      <style:text-properties officeooo:rsid="00911861"/>
    </style:style>
    <style:style style:name="T22" style:family="text">
      <style:text-properties officeooo:rsid="00923a50"/>
    </style:style>
    <style:style style:name="T23" style:family="text">
      <style:text-properties officeooo:rsid="009ae5c1"/>
    </style:style>
    <style:style style:name="T24" style:family="text">
      <style:text-properties officeooo:rsid="009c6f02"/>
    </style:style>
    <style:style style:name="T25" style:family="text">
      <style:text-properties officeooo:rsid="009e0950"/>
    </style:style>
    <style:style style:name="T26" style:family="text">
      <style:text-properties officeooo:rsid="009f8fc7"/>
    </style:style>
    <style:style style:name="T27" style:family="text">
      <style:text-properties officeooo:rsid="00a04620"/>
    </style:style>
    <style:style style:name="T28" style:family="text">
      <style:text-properties officeooo:rsid="00a16430"/>
    </style:style>
    <style:style style:name="T29" style:family="text">
      <style:text-properties officeooo:rsid="00a5a5da"/>
    </style:style>
    <style:style style:name="T30" style:family="text">
      <style:text-properties officeooo:rsid="00aa8b10"/>
    </style:style>
    <style:style style:name="T31" style:family="text">
      <style:text-properties officeooo:rsid="00aad2d7"/>
    </style:style>
    <style:style style:name="T32" style:family="text">
      <style:text-properties officeooo:rsid="00ab3b69"/>
    </style:style>
    <style:style style:name="T33" style:family="text">
      <style:text-properties officeooo:rsid="00adf81b"/>
    </style:style>
    <style:style style:name="T34" style:family="text">
      <style:text-properties officeooo:rsid="00aee266"/>
    </style:style>
    <style:style style:name="T35" style:family="text">
      <style:text-properties officeooo:rsid="00b03617"/>
    </style:style>
    <style:style style:name="T36" style:family="text">
      <style:text-properties officeooo:rsid="00b04ba7"/>
    </style:style>
    <style:style style:name="T37" style:family="text">
      <style:text-properties officeooo:rsid="00b396b2"/>
    </style:style>
    <style:style style:name="T38" style:family="text">
      <style:text-properties officeooo:rsid="00ba72f6"/>
    </style:style>
    <style:style style:name="T39" style:family="text">
      <style:text-properties officeooo:rsid="00d4938f"/>
    </style:style>
    <style:style style:name="T40" style:family="text">
      <style:text-properties officeooo:rsid="00d6a344"/>
    </style:style>
    <style:style style:name="T41" style:family="text">
      <style:text-properties officeooo:rsid="00db2db0"/>
    </style:style>
    <style:style style:name="T42" style:family="text">
      <style:text-properties officeooo:rsid="00dd175b"/>
    </style:style>
    <style:style style:name="T43" style:family="text">
      <style:text-properties officeooo:rsid="00e3c07b"/>
    </style:style>
    <style:style style:name="T44" style:family="text">
      <style:text-properties officeooo:rsid="00e5b120"/>
    </style:style>
    <style:style style:name="T45" style:family="text">
      <style:text-properties officeooo:rsid="00e81a54"/>
    </style:style>
    <style:style style:name="T46" style:family="text">
      <style:text-properties officeooo:rsid="00e93ef2"/>
    </style:style>
    <style:style style:name="T47" style:family="text">
      <style:text-properties officeooo:rsid="0071436c"/>
    </style:style>
    <style:style style:name="T48" style:family="text">
      <style:text-properties officeooo:rsid="00f0f0fe"/>
    </style:style>
    <style:style style:name="T49" style:family="text">
      <style:text-properties officeooo:rsid="00f6f996"/>
    </style:style>
    <style:style style:name="T50" style:family="text">
      <style:text-properties officeooo:rsid="01059e46"/>
    </style:style>
    <style:style style:name="T51" style:family="text">
      <style:text-properties officeooo:rsid="00c33dac"/>
    </style:style>
    <style:style style:name="T52" style:family="text">
      <style:text-properties style:font-name-asian="SimSun" style:font-name-complex="Arial"/>
    </style:style>
    <style:style style:name="T53" style:family="text">
      <style:text-properties officeooo:rsid="00fa1e3f" style:font-name-asian="SimSun" style:font-name-complex="Arial"/>
    </style:style>
    <style:style style:name="T54" style:family="text">
      <style:text-properties officeooo:rsid="00f3bbfb" style:font-name-asian="SimSun" style:font-name-complex="Arial"/>
    </style:style>
    <style:style style:name="T55" style:family="text">
      <style:text-properties officeooo:rsid="00fff3cd" style:font-name-asian="SimSun" style:font-name-complex="Arial"/>
    </style:style>
    <style:style style:name="T56" style:family="text">
      <style:text-properties officeooo:rsid="014dea54" style:font-name-asian="SimSun" style:font-name-complex="Arial"/>
    </style:style>
    <style:style style:name="T57" style:family="text">
      <style:text-properties officeooo:rsid="0105fb35" style:font-name-asian="SimSun" style:font-name-complex="Arial"/>
    </style:style>
    <style:style style:name="T58" style:family="text">
      <style:text-properties officeooo:rsid="010750ec" style:font-name-asian="SimSun" style:font-name-complex="Arial"/>
    </style:style>
    <style:style style:name="T59" style:family="text">
      <style:text-properties officeooo:rsid="01141289" style:font-name-asian="SimSun" style:font-name-complex="Arial"/>
    </style:style>
    <style:style style:name="T60" style:family="text">
      <style:text-properties officeooo:rsid="0112add1" style:font-name-asian="SimSun" style:font-name-complex="Arial"/>
    </style:style>
    <style:style style:name="T61" style:family="text">
      <style:text-properties officeooo:rsid="0114a956" style:font-name-asian="SimSun" style:font-name-complex="Arial"/>
    </style:style>
    <style:style style:name="T62" style:family="text">
      <style:text-properties officeooo:rsid="01150316" style:font-name-asian="SimSun" style:font-name-complex="Arial"/>
    </style:style>
    <style:style style:name="T63" style:family="text">
      <style:text-properties officeooo:rsid="0116d9ee" style:font-name-asian="SimSun" style:font-name-complex="Arial"/>
    </style:style>
    <style:style style:name="T64" style:family="text">
      <style:text-properties officeooo:rsid="010b1d99" style:font-name-asian="SimSun" style:font-name-complex="Arial"/>
    </style:style>
    <style:style style:name="T65" style:family="text">
      <style:text-properties officeooo:rsid="0118f210" style:font-name-asian="SimSun" style:font-name-complex="Arial"/>
    </style:style>
    <style:style style:name="T66" style:family="text">
      <style:text-properties officeooo:rsid="011932c4" style:font-name-asian="SimSun" style:font-name-complex="Arial"/>
    </style:style>
    <style:style style:name="T67" style:family="text">
      <style:text-properties officeooo:rsid="011aa3e8" style:font-name-asian="SimSun" style:font-name-complex="Arial"/>
    </style:style>
    <style:style style:name="T68" style:family="text">
      <style:text-properties officeooo:rsid="011dfca7" style:font-name-asian="SimSun" style:font-name-complex="Arial"/>
    </style:style>
    <style:style style:name="T69" style:family="text">
      <style:text-properties officeooo:rsid="01204e83" style:font-name-asian="SimSun" style:font-name-complex="Arial"/>
    </style:style>
    <style:style style:name="T70" style:family="text">
      <style:text-properties officeooo:rsid="014d795d" style:font-name-asian="SimSun" style:font-name-complex="Arial"/>
    </style:style>
    <style:style style:name="T71" style:family="text">
      <style:text-properties officeooo:rsid="0120ef20" style:font-name-asian="SimSun" style:font-name-complex="Arial"/>
    </style:style>
    <style:style style:name="T72" style:family="text">
      <style:text-properties officeooo:rsid="0127a055" style:font-name-asian="SimSun" style:font-name-complex="Arial"/>
    </style:style>
    <style:style style:name="T73" style:family="text">
      <style:text-properties officeooo:rsid="012be2ce" style:font-name-asian="SimSun" style:font-name-complex="Arial"/>
    </style:style>
    <style:style style:name="T74" style:family="text">
      <style:text-properties officeooo:rsid="0133c147" style:font-name-asian="SimSun" style:font-name-complex="Arial"/>
    </style:style>
    <style:style style:name="T75" style:family="text">
      <style:text-properties officeooo:rsid="00fa1e3f"/>
    </style:style>
    <style:style style:name="T76" style:family="text">
      <style:text-properties officeooo:rsid="00fbf49b"/>
    </style:style>
    <style:style style:name="T77" style:family="text">
      <style:text-properties officeooo:rsid="00790e34"/>
    </style:style>
    <style:style style:name="T78" style:family="text">
      <style:text-properties officeooo:rsid="00f3bbfb"/>
    </style:style>
    <style:style style:name="T79" style:family="text">
      <style:text-properties officeooo:rsid="00f5a1ef"/>
    </style:style>
    <style:style style:name="T80" style:family="text">
      <style:text-properties officeooo:rsid="00a91513"/>
    </style:style>
    <style:style style:name="T81" style:family="text">
      <style:text-properties officeooo:rsid="00fff3cd"/>
    </style:style>
    <style:style style:name="T82" style:family="text">
      <style:text-properties officeooo:rsid="00b1a462"/>
    </style:style>
    <style:style style:name="T83" style:family="text">
      <style:text-properties officeooo:rsid="011cb56f"/>
    </style:style>
    <style:style style:name="T84" style:family="text">
      <style:text-properties officeooo:rsid="0124373f"/>
    </style:style>
    <style:style style:name="T85" style:family="text">
      <style:text-properties officeooo:rsid="0125d1f5"/>
    </style:style>
    <style:style style:name="T86" style:family="text">
      <style:text-properties officeooo:rsid="012add43"/>
    </style:style>
    <style:style style:name="T87" style:family="text">
      <style:text-properties officeooo:rsid="012c9276"/>
    </style:style>
    <style:style style:name="T88" style:family="text">
      <style:text-properties officeooo:rsid="012cc12b"/>
    </style:style>
    <style:style style:name="T89" style:family="text">
      <style:text-properties officeooo:rsid="012d4c5a"/>
    </style:style>
    <style:style style:name="T90" style:family="text">
      <style:text-properties officeooo:rsid="0131ef37"/>
    </style:style>
    <style:style style:name="T91" style:family="text">
      <style:text-properties officeooo:rsid="013bb795"/>
    </style:style>
    <style:style style:name="T92" style:family="text">
      <style:text-properties officeooo:rsid="0140bad8"/>
    </style:style>
    <style:style style:name="T93" style:family="text">
      <style:text-properties style:text-position="super 58%" officeooo:rsid="0140bad8"/>
    </style:style>
    <style:style style:name="T94" style:family="text">
      <style:text-properties officeooo:rsid="0144b0a5"/>
    </style:style>
    <style:style style:name="T95" style:family="text">
      <style:text-properties officeooo:rsid="01463062"/>
    </style:style>
    <style:style style:name="T96" style:family="text">
      <style:text-properties officeooo:rsid="01476e1a"/>
    </style:style>
    <style:style style:name="T97" style:family="text">
      <style:text-properties officeooo:rsid="0149eda6"/>
    </style:style>
    <style:style style:name="T98" style:family="text">
      <style:text-properties officeooo:rsid="014a81f8"/>
    </style:style>
    <style:style style:name="T99" style:family="text">
      <style:text-properties officeooo:rsid="014d9d68"/>
    </style:style>
    <style:style style:name="T100" style:family="text">
      <style:text-properties officeooo:rsid="0105fb35"/>
    </style:style>
    <style:style style:name="T101" style:family="text">
      <style:text-properties officeooo:rsid="010750ec"/>
    </style:style>
    <style:style style:name="T102" style:family="text">
      <style:text-properties officeooo:rsid="010832be"/>
    </style:style>
    <style:style style:name="T103" style:family="text">
      <style:text-properties officeooo:rsid="0112add1"/>
    </style:style>
    <style:style style:name="T104" style:family="text">
      <style:text-properties officeooo:rsid="01141289"/>
    </style:style>
    <style:style style:name="T105" style:family="text">
      <style:text-properties officeooo:rsid="0114a956"/>
    </style:style>
    <style:style style:name="T106" style:family="text">
      <style:text-properties officeooo:rsid="01150316"/>
    </style:style>
    <style:style style:name="T107" style:family="text">
      <style:text-properties officeooo:rsid="0108ca80"/>
    </style:style>
    <style:style style:name="T108" style:family="text">
      <style:text-properties officeooo:rsid="0109492c"/>
    </style:style>
    <style:style style:name="T109" style:family="text">
      <style:text-properties officeooo:rsid="01098d49"/>
    </style:style>
    <style:style style:name="T110" style:family="text">
      <style:text-properties officeooo:rsid="0116d9ee"/>
    </style:style>
    <style:style style:name="T111" style:family="text">
      <style:text-properties officeooo:rsid="010b1d99"/>
    </style:style>
    <style:style style:name="T112" style:family="text">
      <style:text-properties officeooo:rsid="0118f210"/>
    </style:style>
    <style:style style:name="T113" style:family="text">
      <style:text-properties officeooo:rsid="011932c4"/>
    </style:style>
    <style:style style:name="T114" style:family="text">
      <style:text-properties officeooo:rsid="010b2c93"/>
    </style:style>
    <style:style style:name="T115" style:family="text">
      <style:text-properties officeooo:rsid="010c5ade"/>
    </style:style>
    <style:style style:name="T116" style:family="text">
      <style:text-properties officeooo:rsid="010ea602"/>
    </style:style>
    <style:style style:name="T117" style:family="text">
      <style:text-properties officeooo:rsid="011064c9"/>
    </style:style>
    <style:style style:name="T118" style:family="text">
      <style:text-properties officeooo:rsid="01108494"/>
    </style:style>
    <style:style style:name="T119" style:family="text">
      <style:text-properties officeooo:rsid="011aa3e8"/>
    </style:style>
    <style:style style:name="T120" style:family="text">
      <style:text-properties officeooo:rsid="011dfca7"/>
    </style:style>
    <style:style style:name="T121" style:family="text">
      <style:text-properties officeooo:rsid="011eeb4a"/>
    </style:style>
    <style:style style:name="T122" style:family="text">
      <style:text-properties officeooo:rsid="01204e83"/>
    </style:style>
    <style:style style:name="T123" style:family="text">
      <style:text-properties officeooo:rsid="012be2ce"/>
    </style:style>
    <style:style style:name="T124" style:family="text">
      <style:text-properties style:font-name="Handwriting"/>
    </style:style>
    <style:style style:name="T125" style:family="text">
      <style:text-properties style:font-name="Handwriting" officeooo:rsid="013bb795"/>
    </style:style>
    <style:style style:name="T126" style:family="text">
      <style:text-properties style:font-name="Handwriting" officeooo:rsid="014f9e84"/>
    </style:style>
    <style:style style:name="T127" style:family="text">
      <style:text-properties style:font-name="Handwriting" officeooo:rsid="013ccfc6"/>
    </style:style>
    <style:style style:name="T128" style:family="text">
      <style:text-properties style:font-name="Handwriting" officeooo:rsid="014f9e84" style:font-name-asian="SimSun" style:font-name-complex="Arial"/>
    </style:style>
    <style:style style:name="T129" style:family="text">
      <style:text-properties style:font-name="Handwriting" officeooo:rsid="0151af4e"/>
    </style:style>
    <style:style style:name="T130" style:family="text">
      <style:text-properties officeooo:rsid="01506c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9">a Nauna</text:span>, The Times of Ash, Regrowth, <text:span text:style-name="T39">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20">a </text:span>great storm to rage on the oceans and the lands <text:span text:style-name="T20">with its eye on the empty place where Iniva once was</text:span>. <text:span text:style-name="T20">Even there, the spiraling tower of fire blocked out the new sky.</text:span> Dunes of ash buried Perakor, the oceans turned to black acid, and the sun was not seen for thousands of years. The wrathful storms thr<text:span text:style-name="T20">ew</text:span> the ash to the wind, and great waves of acid burn<text:span text:style-name="T20">ed</text:span> the coasts. The lands of the world fr<text:span text:style-name="T20">o</text:span>ze, animals and plants perish<text:span text:style-name="T20">ed</text:span>, and the air <text:span text:style-name="T20">was </text:span>silent but for the rocking of thunder and whip of the wind.</text:p>
      <text:p text:style-name="P14"/>
      <text:p text:style-name="P16">7<text:span text:style-name="T10">3</text:span>,000-<text:span text:style-name="T10">72,000</text:span> BBT—<text:span text:style-name="T91">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4"><text:tab/></text:span><text:span text:style-name="T125">Not only this, but the magical energy that had permeated the cosmos was no more. Hera’roilya ripped </text:span><text:span text:style-name="T126">Andolem</text:span><text:span text:style-name="T125"> from </text:span><text:span text:style-name="T126">Certus</text:span><text:span text:style-name="T125">. The act was echoed with the creation of </text:span><text:span text:style-name="T128">Corilya</text:span><text:span text:style-name="T125">, completing the Trium Planes and casting into existence the cycle of magical energy that the world would know from then on. </text:span><text:span text:style-name="T127">Deities no longer existed on the world at large—they were resigned to the realms of Amon-Sen and the Veil beyond.</text:span></text:p>
      <text:p text:style-name="P16"/>
      <text:p text:style-name="P16">The shards of Hera’roilya took root across <text:span text:style-name="T130">the world, going into hiding after the killing of the Neosant Ehlu, the world-being that was used to kill Artifex long before. </text:span><text:s/>Hera’rontan <text:span text:style-name="T18">remained in the</text:span> Eye of Ehlu. <text:span text:style-name="T25">The barren prison was a place of powerful magic—and it was the place of their genesis. Hera’rontan</text:span> began to exert his power to turn the Eye into a place of wonders. Hera’rombar emerged in the frozen lands of Luazil, <text:span text:style-name="T19">where</text:span> he took his seat on <text:span text:style-name="T23">the high mountain </text:span>Tauras to watch over the world. Hera’rocoia took <text:span text:style-name="T23">the black door of </text:span>Andolem <text:span text:style-name="T23">and retreated to the quiet places of the world</text:span>. There he peered into it and watched over Selor’s growth. Naa’roleith <text:span text:style-name="T18">wandered the world and the stars, never tied to any place or person.</text:span> Herya’rosintilya traveled to the last refuge of the Waith: Rinadure in Rhunendor.</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text:soft-page-break/>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ext:span><text:soft-page-break/><text:span text:style-name="T13">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ext:soft-page-break/>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2">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2">but these beliefs were tested with the disastrous events of the 73</text:span><text:span text:style-name="T93">rd</text:span><text:span text:style-name="T92"> and 72</text:span><text:span text:style-name="T93">nd</text:span><text:span text:style-name="T92"> millennia BBT. Their gods vanished from the world, ripped away by Hera’roilya and Corilya. </text:span><text:span text:style-name="T94">Their stability was ruined. Many of these cultures fell with their gods. </text:span><text:span text:style-name="T95">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6">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20">In time, the Waith Akh rebuilt their city on the western coast of Lunima. They gave it the name Metimacopa, meaning new haven. To the west hung</text:span> the fiery origin of the Usada that reeled in the sky, <text:span text:style-name="T20">and to the east was the mighty wall of the storm. Metimacopa was rebuilt on the ruins of the old city, protected by the shield of Linarata.</text:span></text:p>
      <text:p text:style-name="P4">-The Silver City <text:span text:style-name="T24">sat</text:span> under a gray cloud of grief. The Waith Rhun <text:span text:style-name="T24">were</text:span> held in a perpetually solemn mind, their emotions crushed by the Usada <text:span text:style-name="T24">above</text:span>. <text:span text:style-name="T21">One among them, Iulian, stepped up to replace Ralun, and he led the storm-bashed towers of </text:span><text:soft-page-break/><text:span text:style-name="T21">Rinadure as best he thought possible. </text:span><text:span text:style-name="T97">His magic perpetuated the agriculture of Rinadure’s hinterlands and warmed the freezing region.</text:span></text:p>
      <text:p text:style-name="P4">-<text:span text:style-name="T51">The few remnants of the Loss’kelvar in Luazil are in shambles. Those that were dead returned to Keleshe as Agash’Kelesh was released, and </text:span><text:span text:style-name="T53">now</text:span><text:span text:style-name="T51"> she was shattered once again. </text:span><text:span text:style-name="T98">Those that survived found themselves challenged by the terrors of the Usada like all the other Far Ul. They were resigned to bands of hunter-gatherers, their tribes forced to migrate and roam.</text:span></text:p>
      <text:p text:style-name="P5"><text:span text:style-name="T51">-</text:span><text:span text:style-name="T75">The Orun in the bowl of the world were devastated. The reshaping of the world destroyed much of their civilization, including their great city of Iluy. Many of the Orun were killed by the earthquakes, fires, and poisonous air. </text:span><text:span text:style-name="T50">Anu Kahn, the Akobi, was killed before she was ever masked. In later generations, she would also be known as Kosoro Kahn, the Unspoken, as future Akobi could not get her council in the Ayekiri caverns. The Alagidi was also killed, but his apprentice, </text:span><text:span text:style-name="T57">Beko</text:span><text:span text:style-name="T100">,</text:span><text:span text:style-name="T50"> lived to continue the tradition.</text:span></text:p>
      <text:p text:style-name="P5"><text:tab/><text:span text:style-name="T100">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7">Beko</text:span><text:span text:style-name="T100"> stumbled from the crumbling temple atop Teniayo. Anu Kahn had been inside. </text:span><text:span text:style-name="T57">Beko</text:span><text:span text:style-name="T100">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7">Beko</text:span><text:span text:style-name="T100"> gathered as many tablets as he could and followed the others—no, he was their leader now that his master was dead. They followed him. He had to survive. He had to find the next Akobi. It was up to him.</text:span></text:p>
      <text:p text:style-name="P5"><text:span text:style-name="T100"><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101">Isinku. He followed, passing under the stone just as another jolt brought the massive archway tumbling down behind him. The tunnels plunged into darkness. Beko whispered a prayer to Oor, and a twinkling light burst to life in front of him, but quickly blinked and fluttered out. The gods </text:span><text:span text:style-name="T58">were distant. Something was wrong—more wrong than a simple earthquake</text:span><text:span text:style-name="T101">. Beko and the others of the Wonak began the journey into the heart of the mountain. It would be weeks before they reached Isinku—this was the path meant for Anu </text:span><text:soft-page-break/><text:span text:style-name="T101">Kahn alone, yet they had no choice but to trod it. They continued into the screeching blackness.</text:span></text:p>
      <text:p text:style-name="P5"><text:span text:style-name="T101"><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2">Find an Akobi. That is your task.”</text:span></text:p>
      <text:p text:style-name="P6"><text:span text:style-name="T101"><text:tab/>When Beko left the safety of Isinku years </text:span><text:span text:style-name="T102">later</text:span><text:span text:style-name="T101">, the world was changed. </text:span><text:span text:style-name="T102">Fiery arms stretched through the sky, but the days were getting colder. Dark clouds obscured the stars and the sun, and the days grew cold. Beko huddled into his cloak and began his journey.</text:span></text:p>
      <text:p text:style-name="P10"><text:s/></text:p>
      <text:p text:style-name="P5"><text:span text:style-name="T50"><text:tab/></text:span><text:span text:style-name="T75">This also weakened the population of giant predators, allowing the Orun to begin to quickly recover. </text:span><text:span text:style-name="T76">The survivors of Iluy left the ruins of the city in sorrow, and they began to rebuild in a nearby mountain valley. This new city was Ilukey. The disaster of the Usada became known as the Subu Sinu in Orun cultur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5">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6">creating caverns and grottoes to shield the northern animals and fey creatures from the storms.</text:span></text:p>
      <text:p text:style-name="P2">-Hera’rocoia <text:span text:style-name="T44">spoke to Selor in her new form. Hera’rocoia knew of her desire to pass the knowledge of the Waith onto those who were worthy in the coming ages, but </text:span><text:soft-page-break/><text:span text:style-name="T44">she could not do so in her current state in Andolem.</text:span> <text:span text:style-name="T27">She wished to serve as a councilor to those that would seek her out, but the Andolem holds all things jealously. The Black Door of Eres would let nothing escape its shadows.</text:span> <text:span text:style-name="T22">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8">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8">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8">There was only one being that could not be fettered by Andolem: Naa’roleith</text:span>. <text:span text:style-name="T29">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2">Three thousand years had passed, but Beko still searched. </text:span><text:span text:style-name="T103">The Alagidi was not old—</text:span><text:span text:style-name="T59">at least, he did not think of himself as old</text:span><text:span text:style-name="T60">. “</text:span><text:span text:style-name="T59">How old am I?” He thought. “Master Afol had not yet started on Anu Kahn’s mask...though I had completed my final lesson only a few years before the disaster… </text:span><text:span text:style-name="T61">t</text:span><text:span text:style-name="T59">echnically, </text:span><text:span text:style-name="T61">that makes me</text:span><text:span text:style-name="T59"> the </text:span><text:soft-page-break/><text:span text:style-name="T59">youngest Alagidi ever, besides Dzuzzun Kahn—and he d</text:span><text:span text:style-name="T61">oesn’t</text:span><text:span text:style-name="T59"> really count, since he was his own Alagidi.” Beko had only been 10,000 when Afol was killed with Anu Kahn.</text:span><text:span text:style-name="T103"> </text:span><text:span text:style-name="T104">He was now 13,000, which was middle aged. “</text:span><text:span text:style-name="T105">Humph. Middle aged. What does that even mean? I feel like I could climb the steps to Teniayo a hundred times over!”</text:span><text:span text:style-name="T104"> Beko spoke to himself quite frequently on his journey—</text:span><text:span text:style-name="T105">the roads were no longer traveled. In fact, many of the roads had disappeared, taken back into the forests through which they passed</text:span><text:span text:style-name="T104">. The rest of the Wonak remained in Isinku, protecting the masks and the divine decrees as well as repairing the temple. </text:span><text:span text:style-name="T105">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5"><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61">t</text:span><text:span text:style-name="T105">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5"><text:tab/>The outskirts of Adeyemi were barren. Those that remained must have moved to the city center. “In that case,” said Beko to himself, “no one will mind if I stay in one of these houses for the night. Yes, this one looks fine.” He </text:span><text:span text:style-name="T61">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2"> leaving him alone in a tumbled shack in the hills of southern Yanrin. </text:span><text:span text:style-name="T106">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2"> As Beko set his </text:span><text:soft-page-break/><text:span text:style-name="T102">eyes upon the child, he felt something stir inside him. </text:span><text:span text:style-name="T62">T</text:span><text:span text:style-name="T102">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7">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pan text:style-name="T107">67,000 BBT – Ganiyu had grown and matured under the guidance of </text:span><text:span text:style-name="T108">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9">and raise once again the net of Inuer</text:span><text:span text:style-name="T108">. That is what I task of you—find the gods in the realm of Nis and free them from whatever chains Ina has bound them with.</text:span><text:span text:style-name="T110"> Free the gods, and </text:span><text:span text:style-name="T63">l</text:span><text:span text:style-name="T109">ift the sky, Ganiyu!</text:span><text:span text:style-name="T108">”</text:span></text:p>
      <text:p text:style-name="P19"><text:span text:style-name="T108"><text:tab/>Ganiyu </text:span><text:span text:style-name="T64">let out a breath of steam into the cold air</text:span><text:span text:style-name="T108">. This was the greatest challenge he had faced—</text:span><text:span text:style-name="T110">that any Orun had faced.</text:span><text:span text:style-name="T108"> </text:span><text:span text:style-name="T110">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11">Ganiyu and </text:span><text:span text:style-name="T112">Beko </text:span><text:span text:style-name="T111">set out on </text:span><text:span text:style-name="T65">their</text:span><text:span text:style-name="T111"> journey </text:span><text:span text:style-name="T65">Nis</text:span><text:span text:style-name="T111">. </text:span><text:span text:style-name="T112">Though Ganiyu knew from the legends that Nis could be found in the depths of the waves, he needed to kn</text:span><text:span text:style-name="T113">ow how to find it. He needed to ask a god. He set off to Ayekiri, and to Isinku.</text:span></text:p>
      <text:p text:style-name="P20"><text:span text:style-name="T113"><text:tab/>The dry hills led to rocky slopes which in turn led to the barren highlands of the Daabobo rain shadow. </text:span><text:span text:style-name="T111">As </text:span><text:span text:style-name="T66">they</text:span><text:span text:style-name="T111"> </text:span><text:span text:style-name="T66">climbed</text:span><text:span text:style-name="T111"> the hills of the Daabobo </text:span><text:span text:style-name="T66">the pair</text:span><text:span text:style-name="T111"> came upon a dead and burned forest. Ash clogged the air between the blackened trees, and the foul stench of death surrounded Ganiyu as he entered. </text:span><text:span text:style-name="T113">Beko huffed and shivered, “</text:span><text:span text:style-name="T111">This forest </text:span><text:span text:style-name="T113">is cursed. Evil spirits roam here.”</text:span><text:span text:style-name="T111"> Ganiyu could feel them near him, watching. They crept closer, </text:span><text:span text:style-name="T113">and their forms could be made out from the ash—dark, horrible shapes.</text:span></text:p>
      <text:p text:style-name="P20"><text:soft-page-break/><text:span text:style-name="T111"><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3">Ganiyu, wait!</text:span><text:span text:style-name="T111">” </text:span><text:span text:style-name="T113">cried Beko, now far behind the young Akobi. </text:span><text:span text:style-name="T66">The gods</text:span><text:span text:style-name="T111"> knew </text:span><text:span text:style-name="T113">that </text:span><text:span text:style-name="T66">Ganiyu</text:span><text:span text:style-name="T111"> sought to help them and free them from whatever prison they were in. He sprinted over burned logs and slid down ashen bluffs, following the swift ajejo towards a dim blue glow rising from the ground. </text:span><text:span text:style-name="T114">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4"><text:tab/>“You seek to free your gods, to free your people from the disaster that has befallen them. I can help you, but you must first understand the wind that blow</text:span><text:span text:style-name="T115">s</text:span><text:span text:style-name="T114"> through your hair and the waves the crash upon the shore, the earth that quakes beneath your feet </text:span><text:span text:style-name="T115">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4"> </text:span><text:span text:style-name="T115">In that instant, Ganiyu began to truly feel the energy that flowed through him, the spirit that bound him to the world. </text:span><text:span text:style-name="T116">Selor continued, “This power is yours to keep, </text:span><text:span text:style-name="T117">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7"><text:tab/>Ganiyu separated from Selor, dazed by the experience. He stood shakily and looked towards the ajejo, Tosonai. “You’re with me, then?” </text:span><text:span text:style-name="T118">Tosonai tilted her head, then, after a pause, floated towards the young Akobi. Ganiyu stroked her mane and felt her nuzzle under his arm. He smiled, and swung over her shoulders. </text:span><text:span text:style-name="T119">Beko tumbled into the clearing. Coughing, he saw Ganiyu climb onto Tosonai. “Ganiyu, wait a moment, will you? Ajejo are temperamental--”</text:span><text:span text:style-name="T118"> Huffing, Tosonai lept into the air, and Ganiyu felt the ash whip past his face as they flew higher and higher into the sky. </text:span><text:span text:style-name="T112">The hills vanished into the shadow of the mountain, and the mountain vanished into the shadow of the clouds. </text:span><text:span text:style-name="T119">They burst from the ceiling of the poisonous cloud and leveled off. </text:span><text:span text:style-name="T67">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8"> the clouds arced with red lightning. </text:span><text:span text:style-name="T119">They would undoubtedly have to pass through to reach Nis at the sea, but first they had to seek council below the earth. Tosonai took them down into the forest once more, and they joined with Beko.</text:span></text:p>
      <text:p text:style-name="P21"><text:soft-page-break/><text:span text:style-name="T119"><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3">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9">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3">your strength is surely not yet there.”</text:span></text:p>
      <text:p text:style-name="P23"><text:span text:style-name="T119"><text:tab/>-</text:span><text:span text:style-name="T83">Journey to Isinku. The Wonak </text:span><text:span text:style-name="T120">are </text:span><text:span text:style-name="T68">few</text:span><text:span text:style-name="T120">!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21">Ekai Kahn, who tell him that only gods and dead can enter Nis.</text:span></text:p>
      <text:p text:style-name="P24"><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21"><text:tab/>-</text:span><text:span text:style-name="T122">Over the next </text:span><text:span text:style-name="T69">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70">ascending into Corilya, </text:span><text:span text:style-name="T69">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71">They will have to teach mortals to channel their power on their own. Divine magic is forever changed.</text:span></text:p>
      <text:p text:style-name="P25"><text:soft-page-break/></text:p>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7">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8">though she did not understand why they left her along. </text:span><text:span text:style-name="T54">H</text:span><text:span text:style-name="T77">er family fared worse. </text:span><text:span text:style-name="T78">As the years passed following the death of her family, she began to know a voice in her mind. The voice protected her, helping her avoid death. </text:span><text:span text:style-name="T77">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9">Many years of traveling passed before Nixia decided on a gift worthy of the Spirit of Death himself. It was the voice in her mind that prodded her towards it:</text:span><text:span text:style-name="T77">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80">Nixia began</text:span><text:span text:style-name="T16"> to construct a mighty tower from the mountain top. </text:span><text:span text:style-name="T79">Hera’rocoia looked down upon the astar building the tower to the stars. He smiled, and realized his goal would soon be achieved.</text:span></text:p>
      <text:p text:style-name="P12"/>
      <text:p text:style-name="P31"><text:span text:style-name="T5">55</text:span>,000 BBT—<text:span text:style-name="T16">Nixia s</text:span>tands at the top of the Astalena, the mighty tower at the center of <text:span text:style-name="T4">her new tribal city,</text:span> Ithalas. <text:span text:style-name="T30">She had taken upon herself the title of </text:span><text:span text:style-name="T48">inga-shaman</text:span><text:span text:style-name="T30"> for her new tribe, had many children, and lived powerfully.</text:span> <text:span text:style-name="T16">Nixia</text:span> brought <text:span text:style-name="T4">many of the</text:span> <text:soft-page-break/>astar <text:span text:style-name="T5">tribes </text:span>together <text:span text:style-name="T31">and watched</text:span> over the <text:span text:style-name="T4">region</text:span>. <text:span text:style-name="T84">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4">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5">empty oval face. The spirits arms were twisted blackened boughs ending in fingers like burned twigs, and its lower-half vanished into a whirling mass of smog. “You have entered my domain, and here I will kill you.”</text:span></text:p>
      <text:p text:style-name="P31"><text:tab/><text:span text:style-name="T85">Nixia stood her ground. “I have paid my respects to you, spirit, in ritual. Was this not enough?” The clouds laughed a deep, hollow sound.</text:span></text:p>
      <text:p text:style-name="P32"><text:tab/>“<text:span text:style-name="T85">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tab/><text:span text:style-name="T85">The eyes grew larger in front of Nixia. “</text:span><text:span text:style-name="T72">Insolent fool. I have the power to strike down your tower if I wish!” The smog’s voice was thunder around Nixia. The shimmering, warped reality of the spirit world shuddered and pulsed with the shouting of the smog.</text:span></text:p>
      <text:p text:style-name="P34"><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soft-page-break/><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31">ew</text:span> taller, it pierce<text:span text:style-name="T31">d</text:span> the smog and ash that choked the skies of the world, <text:span text:style-name="T16">and</text:span> <text:span text:style-name="T16">w</text:span>hen <text:span text:style-name="T16">Nixia</text:span> first peer<text:span text:style-name="T31">ed</text:span> out upon the spilled Universe <text:span text:style-name="T31">when the tower was tall enough, she saw</text:span> the sky full of color and light <text:span text:style-name="T31">and gasped</text:span>, “Coi’il deno’Nuinen!” With this phrase, she name<text:span text:style-name="T31">d</text:span> the world Nuinen, or “Land Beneath the Night Sky”. <text:span text:style-name="T16">Nixia</text:span> call<text:span text:style-name="T31">ed</text:span> to her <text:span text:style-name="T31">children</text:span> and her followers to stand upon the peak of Ithalas, and they too see the stars and lights. <text:span text:style-name="T16">Nixia</text:span> sp<text:span text:style-name="T31">oke</text:span> an oath on the light of the stars above her, on the names of <text:span text:style-name="T5">the spirits of </text:span>Death and Life, that she would give her peoples the means to live under the stars, free of the ash. <text:span text:style-name="T34">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6">Nixia looked down at the clouds beneath her, “You shall see, Spirit of Smog! I will bring the lower the stars until they kiss the seas!”</text:span></text:p>
      <text:p text:style-name="P12"/>
      <text:p text:style-name="P12">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30">This truly is a gift befitting of Death, and now I shall </text:span><text:span text:style-name="T48">bestow</text:span><text:span text:style-name="T30"> my gift upon your people: the very stars which you gift to me.</text:span> Your people are strong, and they walk through the wastes of Amarth without fear, <text:span text:style-name="T30">let these stars guide them further, into the beyond</text:span>. <text:s/>Now, it is time that you walked with me.”<text:span text:style-name="T30">A</text:span>fter <text:span text:style-name="T17">Nixia</text:span> handed an Anariima to each of her sons she <text:span text:style-name="T30">left with the spirit of death</text:span>. Mear and Mallorn held council upon the Astalena with the other <text:span text:style-name="T4">elders</text:span>. The circle was eight strong; the first three being children of <text:span text:style-name="T17">Nixia</text:span>.</text:p>
      <text:p text:style-name="P41">First and most known there was Mallorn, second son of <text:span text:style-name="T30">Nixia</text:span>. Mallorn was tall, with hair of shining silver. Mallorn was ever in love with the sky, and could oft be seen upon the height of the Astalena with Faranwe, his dear friend. He followed closely to <text:span text:style-name="T30">Nixia</text:span> always, and learned to believe in the power of the <text:span text:style-name="T30">astar</text:span> more than anything. The astar were <text:soft-page-break/>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30">Nixia</text:span>. <text:span text:style-name="T30">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30">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30">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31">Nixia</text:span>’s death, Tirwen took to be the <text:span text:style-name="T31">inga-shaman</text:span> of the astar in Ithalas, <text:span text:style-name="T31">and she took on the name of her mother as Tirwen-Nixia</text:span>.</text:p>
      <text:p text:style-name="P41">The others <text:span text:style-name="T31">being </text:span>followers of <text:span text:style-name="T37">Nixia</text:span>:</text:p>
      <text:p text:style-name="P42">Faranwe, Chaser of Destiny. Youngest of the Counsel of <text:span text:style-name="T31">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1">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text:soft-page-break/>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2">ash</text:span>. Leithan is the most renown craftsman of <text:span text:style-name="T32">Ithalas</text:span>, and he alone worked with <text:span text:style-name="T32">Nixia</text:span> to plan Ithalas and construct the Astalena. The ash he mixed with earth, metals, and stones to make the hardest of brick, and it was he that was first among the elves to <text:span text:style-name="T32">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7">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text:soft-page-break/>-Hera’roba delivers the threads of Arangil and Taregil to Hera’rocoia wove together the threads <text:span text:style-name="T45">into a braided cord</text:span>. <text:span text:style-name="T45">He traveled to the realm of Revion where the Eye of Ehlu floated at the center of the universe. He gave the braid to the island, planting it in the dark soil. The island </text:span><text:span text:style-name="T46">used the braid to transcend all dimension</text:span><text:span text:style-name="T49">s</text:span><text:span text:style-name="T46">, including Andolem. </text:span><text:span text:style-name="T32">Naa’roleith entered</text:span> Andolem and took Selor from the shadowed Iniva, placing her upon a bed of leaves in the Eye of Ehlu <text:span text:style-name="T32">there</text:span>, for there she would be able to transcend the endless planes <text:span text:style-name="T46">upon the island</text:span>. Selor’<text:span text:style-name="T46">s roots dug into the soil and found the braid of the Anariima, and she said</text:span>: “This heart is an extension of myself, and shall serve to bear upon the worthy the power of Hera’roilya.” <text:span text:style-name="T32">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3">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12"/>
      <text:p text:style-name="P12">54,990 BBT|1 YE—As the Council of Nixia continue<text:span text:style-name="T41">d</text:span> the Omen Umbar, the great ice bells of Ithalas r<text:span text:style-name="T41">a</text:span>ng out into the darkness: a host was on the horizon. Tirwen order<text:span text:style-name="T41">ed</text:span> the <text:span text:style-name="T41">warriors to stand down</text:span>, and the procession of Waith Akh enter<text:span text:style-name="T41">ed</text:span> the <text:span text:style-name="T73">hut-city</text:span>. Tirwen, flanked by Mallorn and Mear each holding an Anariima, welcome<text:span text:style-name="T41">d</text:span> Linarata and Enalië. When Linarata bathe<text:span text:style-name="T41">d</text:span> in the glory of Arangil and Taregil she gasp<text:span text:style-name="T41">ed</text:span> “Anwaië!” (It is true!). <text:span text:style-name="T123">Though the astar could not speak the language of the Waith, Linarata’s magic allowed her to know the thoughts of the astar and translate the proceedings. </text:span>The leaders of each party met, introducing themselves and their purposes. Linarata t<text:span text:style-name="T41">old</text:span> of the Waith peoples, of their heritage and their demise by the hands of the Loss’kelvar and Okemenel. She t<text:span text:style-name="T41">old</text:span> of the Ora Lupei and the Usada, but not of Hera’roilya or the origin of magic. Of magic she <text:span text:style-name="T41">did</text:span> tell, and she demonstrate<text:span text:style-name="T41">d</text:span> lightly the magic she was taught by Eres long ago. When Linarata show<text:span text:style-name="T41">ed</text:span> the Council of Nixia magic, all <text:span text:style-name="T41">were</text:span> held in awe. Each in their own mind could not believe what they saw. <text:span text:style-name="T123">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3">The clouds themselves gasped, as the Spirit of the Smog was entranced by the light of </text:span><text:soft-page-break/><text:span text:style-name="T123">Celcerul.</text:span> Linarata channeled forth her power, and <text:span text:style-name="T123">the blue light of the moon tore through</text:span> the smog and dust <text:span text:style-name="T73">over</text:span> Ithalas, and the infinite stars shone down upon the city of ice. The <text:span text:style-name="T41">snow and ice</text:span> reflected the glory of Arangil and Celcerul, and the combined peoples of the astar and Waith Akh looked upon the heavens as one. <text:span text:style-name="T123">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40">echo the meridians of time</text:span>, the <text:span text:style-name="T40">Resurrection Sphere to call from the dead the council of the ages</text:span>, and the Chalice to grant everlasting life. To Mear she gave the Traveling Amulet, to Tirwen the <text:span text:style-name="T40">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tab/><text:span text:style-name="T41">The astar were enthralled by the technology and the culture of the Waith, though did not understand much of it. Linarata showed the finely carved carts within the Waith caravan, within them tools and weapons of </text:span><text:span text:style-name="T99">copper</text:span><text:span text:style-name="T41">.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8">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2">in the letters of the Waith</text:span>.</text:p>
      <text:p text:style-name="P12"><text:tab/>This ends the Times of Ash alone and begins the Age of Regrowth, <text:span text:style-name="T34">Yen Envinyanta,</text:span> in the history of the world. <text:span text:style-name="T34">This time would after be known as the False Age, Yen Nauna. The Keeping of these years is afterward given up.</text:span></text:p>
      <text:p text:style-name="P12"><text:tab/><text:span text:style-name="T38">The next years were fruitful in Ithalas. Astar from the farthest tribes traveled to the city to see the Waith Akh, who shared their arts and their technologies.</text:span></text:p>
      <text:p text:style-name="P12"/>
      <text:p text:style-name="P13">Yen Envinyanta, <text:span text:style-name="T34">Yen Nauna</text:span></text:p>
      <text:p text:style-name="P14"><text:soft-page-break/>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7">n </text:span>expedition. Among the astar were Astaldan, renown warrior, and Quildanon, a symbol-carver brought to ascribe the journey on ice tablets <text:span text:style-name="T35">in the symbols of the Waith Akh</text:span>. Linarata Envintule told the Council of Nixia of the city of Rinadure, the Silver City with beauty surpassing <text:span text:style-name="T35">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40">The Resurrection Sphere and Chalice of Life remained in Ithalas, for they were too large to bring with the Cestani easily.</text:span></text:p>
      <text:p text:style-name="P12"/>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soft-page-break/><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6">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2"/>
      <text:p text:style-name="P12"><text:soft-page-break/>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text:soft-page-break/>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text:soft-page-break/>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7">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ext:soft-page-break/>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ext:soft-page-break/>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soft-page-break/><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6">silver</text:span> band, roughly hammered and soot stained. “My lord, this is my finest work, humble it may be.” Iulian saw the ring and knew Miranion’s wisdom—for what could a lord do with a ring?</text:p>
      <text:p text:style-name="P41">“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text:soft-page-break/>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6">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3">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text:soft-page-break/></text:p>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40">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8">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text:soft-page-break/>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text:soft-page-break/>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81">dows and voids</text:span> she learned to shape, bending them around beings and disguising them under false guise. Across the walls of Tarullume, <text:span text:style-name="T55">Raededir</text:span> ascribed <text:span text:style-name="T55">Linarata’s</text:span> fell art for her students to learn. Raededir smiled as he watched her spin the shadowy pillars of her power, for he knew his plot was nearing its end. He had, through his research, learned to open a well to Andolem within Linarata. <text:span text:style-name="T81">Using a cutting of Selor that he took from Lonacuma, Raededir had created a channel for magical energy to flow out of Andolem and into Linarata’s soul.</text:span> <text:span text:style-name="T82">This is the earliest known use of gate magic between planes.</text:span> From this well she drew the shadowy power and projected it. Raededir knew that, in time, this power would consume her—and the well to Andolem would <text:span text:style-name="T82">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2"/>
      <text:p text:style-name="P12">54,908 BBT|82 YE—Miranion’s fleet landed upon the shores of Amarth beneath the crest of the Melehtor peaks. There, Miranion’s men began the construction of Hravumbas, the greatest <text:span text:style-name="T37">citadel</text:span> of the age. Miranion and Astaldan rode to Ithalas, and when the gates opened Mallorn was shocked into disbelief—he met with Astaldan immediately, <text:soft-page-break/>asking “My friend, you have returned form the land of our forefathers—how is this possible?”</text:p>
      <text:p text:style-name="P12"><text:tab/>Astaldan smirked as he replied, “I have yet to meet my ancestors in their land. I was never lost, merely gone.” With this Mallorn <text:span text:style-name="T89">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text:soft-page-break/>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90">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Linarata sent the three most trusted of her Atari—Dravion, <text:span text:style-name="T37">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4">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54,<text:span text:style-name="T74">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text:soft-page-break/>Karn rushed to Mallorn’s study where he found the son of <text:span text:style-name="T37">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40">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text:soft-page-break/>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4">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text:soft-page-break/>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soft-page-break/><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4">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text:soft-page-break/>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7">and deeply </text:span>into the broken ground. The Usada collided with Rhunendor like a meteor, pushing up the plates of the world like a bowl around <text:span text:style-name="T37">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2"><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text:soft-page-break/>him walked a host of Astali, at their head Mear, Tirwen, Faranwe, Apythia. Mallorn had tethered himself to Nuinen before his death, and trailed behind him Arangil as a string as he journeyed <text:span text:style-name="T37">to meet the spirit</text:span> of his people. He came there and saw again the astar who passed: <text:span text:style-name="T37">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1-12-11T15:23:31.172257407</dc:date>
    <meta:editing-cycles>141</meta:editing-cycles>
    <meta:editing-duration>P6DT9H58M47S</meta:editing-duration>
    <meta:document-statistic meta:table-count="0" meta:image-count="0" meta:object-count="0" meta:page-count="38" meta:paragraph-count="177" meta:word-count="21705" meta:character-count="120616" meta:non-whitespace-character-count="99128"/>
    <meta:template xlink:type="simple" xlink:actuate="onRequest" xlink:title="" xlink:href="Normal.dotm"/>
  </office:meta>
</office:document-meta>
</file>